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uring</text:span><text:span text:style-name="T1_2"><text:s/></text:span><text:span text:style-name="T1_3">training</text:span><text:span text:style-name="T1_4"><text:s/></text:span><text:span text:style-name="T1_5">cycle</text:span><text:span text:style-name="T1_6"><text:s/><text:tab/>,<text:s/></text:span><text:span text:style-name="T1_7">train</text:span><text:span text:style-name="T1_8"><text:s/></text:span><text:span text:style-name="T1_9">error</text:span><text:span text:style-name="T1_10"><text:s/>,<text:s text:c="2"/></text:span><text:span text:style-name="T1_11">test</text:span><text:span text:style-name="T1_12"><text:s/></text:span><text:span text:style-name="T1_13">error</text:span><text:span text:style-name="T1_14"><text:s/>,<text:s text:c="3"/>200</text:span></text:p>
      <text:p text:style-name="P2"><text:span text:style-name="T2_1">11<text:s text:c="3"/>,<text:tab/>3.519208,<text:s text:c="3"/>1.573928</text:span></text:p>
      <text:p text:style-name="P3"><text:span text:style-name="T3_1">21<text:s text:c="3"/>,<text:tab/>3.585676,<text:s text:c="3"/>1.461892</text:span></text:p>
      <text:p text:style-name="P4"><text:span text:style-name="T4_1">31<text:s text:c="3"/>,<text:tab/>3.495869,<text:s text:c="3"/>1.311632</text:span></text:p>
      <text:p text:style-name="P5"><text:span text:style-name="T5_1">41<text:s text:c="3"/>,<text:tab/>3.384331,<text:s text:c="3"/>1.503788</text:span></text:p>
      <text:p text:style-name="P6"><text:span text:style-name="T6_1">51<text:s text:c="3"/>,<text:tab/>3.364431,<text:s text:c="3"/>1.423988</text:span></text:p>
      <text:p text:style-name="P7"><text:span text:style-name="T7_1">61<text:s text:c="3"/>,<text:tab/>3.334152,<text:s text:c="3"/>1.431314</text:span></text:p>
      <text:p text:style-name="P8"><text:span text:style-name="T8_1">71<text:s text:c="3"/>,<text:tab/>3.366794,<text:s text:c="3"/>1.293946</text:span></text:p>
      <text:p text:style-name="P9"><text:span text:style-name="T9_1">81<text:s text:c="3"/>,<text:tab/>3.374898,<text:s text:c="3"/>1.402646</text:span></text:p>
      <text:p text:style-name="P10"><text:span text:style-name="T10_1">91<text:s text:c="3"/>,<text:tab/>3.292748,<text:s text:c="3"/>1.244461</text:span></text:p>
      <text:p text:style-name="P11"><text:span text:style-name="T11_1">101<text:s text:c="3"/>,<text:tab/>3.170714,<text:s text:c="3"/>1.383588</text:span></text:p>
      <text:p text:style-name="P12"><text:span text:style-name="T12_1">111<text:s text:c="3"/>,<text:tab/>3.024541,<text:s text:c="3"/>1.479634</text:span></text:p>
      <text:p text:style-name="P13"><text:span text:style-name="T13_1">121<text:s text:c="3"/>,<text:tab/>3.410029,<text:s text:c="3"/>1.579853</text:span></text:p>
      <text:p text:style-name="P14"><text:span text:style-name="T14_1">131<text:s text:c="3"/>,<text:tab/>3.08539,<text:s text:c="3"/>1.304327</text:span></text:p>
      <text:p text:style-name="P15"><text:span text:style-name="T15_1">141<text:s text:c="3"/>,<text:tab/>3.452778,<text:s text:c="3"/>1.920182</text:span></text:p>
      <text:p text:style-name="P16"><text:span text:style-name="T16_1">151<text:s text:c="3"/>,<text:tab/>3.058361,<text:s text:c="3"/>1.432223</text:span></text:p>
      <text:p text:style-name="P17"><text:span text:style-name="T17_1">161<text:s text:c="3"/>,<text:tab/>3.198132,<text:s text:c="3"/>1.325949</text:span></text:p>
      <text:p text:style-name="P18"><text:span text:style-name="T18_1">171<text:s text:c="3"/>,<text:tab/>3.080358,<text:s text:c="3"/>1.346901</text:span></text:p>
      <text:p text:style-name="P19"><text:span text:style-name="T19_1">181<text:s text:c="3"/>,<text:tab/>3.282551,<text:s text:c="3"/>1.397529</text:span></text:p>
      <text:p text:style-name="P20"><text:span text:style-name="T20_1">191<text:s text:c="3"/>,<text:tab/>3.223781,<text:s text:c="3"/>1.61211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